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152d1b" officeooo:paragraph-rsid="00152d1b"/>
    </style:style>
    <style:style style:name="P2" style:family="paragraph" style:parent-style-name="Text_20_body">
      <style:text-properties officeooo:rsid="00172202" officeooo:paragraph-rsid="00172202"/>
    </style:style>
    <style:style style:name="P3" style:family="paragraph" style:parent-style-name="Text_20_body">
      <style:text-properties officeooo:rsid="00173008" officeooo:paragraph-rsid="00173008"/>
    </style:style>
    <style:style style:name="P4" style:family="paragraph" style:parent-style-name="Text_20_body">
      <style:text-properties officeooo:rsid="0018fbf7" officeooo:paragraph-rsid="0018fbf7"/>
    </style:style>
    <style:style style:name="P5" style:family="paragraph" style:parent-style-name="Text_20_body">
      <style:text-properties officeooo:rsid="0019f3ab" officeooo:paragraph-rsid="0019f3ab"/>
    </style:style>
    <style:style style:name="P6" style:family="paragraph" style:parent-style-name="Text_20_body">
      <style:text-properties officeooo:rsid="001bf070" officeooo:paragraph-rsid="001bf070"/>
    </style:style>
    <style:style style:name="P7" style:family="paragraph" style:parent-style-name="Text_20_body">
      <style:text-properties officeooo:rsid="001d9ea2" officeooo:paragraph-rsid="001d9ea2"/>
    </style:style>
    <style:style style:name="P8" style:family="paragraph" style:parent-style-name="Text_20_body">
      <style:text-properties officeooo:rsid="001eaacc" officeooo:paragraph-rsid="001eaacc"/>
    </style:style>
    <style:style style:name="P9" style:family="paragraph" style:parent-style-name="Text_20_body">
      <style:text-properties officeooo:rsid="001ec289" officeooo:paragraph-rsid="001ec289"/>
    </style:style>
    <style:style style:name="P10" style:family="paragraph" style:parent-style-name="Text_20_body">
      <style:text-properties officeooo:rsid="00208221" officeooo:paragraph-rsid="00208221"/>
    </style:style>
    <style:style style:name="P11" style:family="paragraph" style:parent-style-name="Text_20_body">
      <style:text-properties officeooo:rsid="0020b285" officeooo:paragraph-rsid="0020b285"/>
    </style:style>
    <style:style style:name="P12" style:family="paragraph" style:parent-style-name="Header">
      <style:text-properties officeooo:rsid="00224050" officeooo:paragraph-rsid="00224050"/>
    </style:style>
    <style:style style:name="P13" style:family="paragraph" style:parent-style-name="Text_20_body" style:list-style-name="L1">
      <style:text-properties officeooo:rsid="00172202" officeooo:paragraph-rsid="00172202"/>
    </style:style>
    <style:style style:name="P14" style:family="paragraph" style:parent-style-name="Text_20_body" style:list-style-name="L1">
      <style:text-properties officeooo:rsid="00173008" officeooo:paragraph-rsid="00173008"/>
    </style:style>
    <style:style style:name="P15" style:family="paragraph" style:parent-style-name="Text_20_body" style:list-style-name="L2">
      <style:text-properties officeooo:rsid="0018fbf7" officeooo:paragraph-rsid="0018fbf7"/>
    </style:style>
    <style:style style:name="P16" style:family="paragraph" style:parent-style-name="Text_20_body" style:list-style-name="L3">
      <style:text-properties officeooo:rsid="0018fbf7" officeooo:paragraph-rsid="0018fbf7"/>
    </style:style>
    <style:style style:name="P17" style:family="paragraph" style:parent-style-name="Text_20_body" style:list-style-name="L4">
      <style:text-properties officeooo:rsid="0018fbf7" officeooo:paragraph-rsid="0018fbf7"/>
    </style:style>
    <style:style style:name="P18" style:family="paragraph" style:parent-style-name="Text_20_body" style:list-style-name="L5">
      <style:text-properties officeooo:rsid="0019f3ab" officeooo:paragraph-rsid="0019f3ab"/>
    </style:style>
    <style:style style:name="P19" style:family="paragraph" style:parent-style-name="Text_20_body" style:list-style-name="L5">
      <style:text-properties officeooo:rsid="001bf070" officeooo:paragraph-rsid="001bf070"/>
    </style:style>
    <style:style style:name="P20" style:family="paragraph" style:parent-style-name="Text_20_body" style:list-style-name="L6">
      <style:text-properties officeooo:rsid="001d9ea2" officeooo:paragraph-rsid="001d9ea2"/>
    </style:style>
    <style:style style:name="P21" style:family="paragraph" style:parent-style-name="Text_20_body" style:list-style-name="L7">
      <style:text-properties officeooo:rsid="001d9ea2" officeooo:paragraph-rsid="001d9ea2"/>
    </style:style>
    <style:style style:name="P22" style:family="paragraph" style:parent-style-name="Text_20_body" style:list-style-name="L7">
      <style:text-properties officeooo:rsid="00208221" officeooo:paragraph-rsid="00208221"/>
    </style:style>
    <style:style style:name="P23" style:family="paragraph" style:parent-style-name="Text_20_body" style:list-style-name="L10">
      <style:text-properties officeooo:rsid="00208221" officeooo:paragraph-rsid="00208221"/>
    </style:style>
    <style:style style:name="P24" style:family="paragraph" style:parent-style-name="Text_20_body" style:list-style-name="L11">
      <style:text-properties officeooo:rsid="00208221" officeooo:paragraph-rsid="00208221"/>
    </style:style>
    <style:style style:name="P25" style:family="paragraph" style:parent-style-name="Text_20_body" style:list-style-name="L12">
      <style:text-properties officeooo:rsid="00208221" officeooo:paragraph-rsid="00208221"/>
    </style:style>
    <style:style style:name="P26" style:family="paragraph" style:parent-style-name="Text_20_body" style:list-style-name="L7">
      <style:text-properties officeooo:rsid="001eaacc" officeooo:paragraph-rsid="001eaacc"/>
    </style:style>
    <style:style style:name="P27" style:family="paragraph" style:parent-style-name="Text_20_body" style:list-style-name="L8">
      <style:text-properties officeooo:rsid="001eaacc" officeooo:paragraph-rsid="001eaacc"/>
    </style:style>
    <style:style style:name="P28" style:family="paragraph" style:parent-style-name="Text_20_body" style:list-style-name="L9">
      <style:text-properties officeooo:rsid="001eaacc" officeooo:paragraph-rsid="001eaacc"/>
    </style:style>
    <style:style style:name="P29" style:family="paragraph" style:parent-style-name="Heading_20_1">
      <style:text-properties officeooo:rsid="0019f3ab" officeooo:paragraph-rsid="0019f3ab"/>
    </style:style>
    <style:style style:name="P30" style:family="paragraph" style:parent-style-name="Heading_20_1">
      <style:text-properties officeooo:rsid="001d9ea2" officeooo:paragraph-rsid="001d9ea2"/>
    </style:style>
    <style:style style:name="P31" style:family="paragraph" style:parent-style-name="Heading_20_2">
      <style:text-properties officeooo:rsid="001d9ea2" officeooo:paragraph-rsid="001d9ea2"/>
    </style:style>
    <style:style style:name="P32" style:family="paragraph" style:parent-style-name="Heading_20_2">
      <style:text-properties officeooo:rsid="001eaacc" officeooo:paragraph-rsid="001eaacc"/>
    </style:style>
    <style:style style:name="P33" style:family="paragraph" style:parent-style-name="Heading_20_2">
      <style:text-properties officeooo:rsid="001ec289" officeooo:paragraph-rsid="001ec289"/>
    </style:style>
    <style:style style:name="T1" style:family="text">
      <style:text-properties officeooo:rsid="0017220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2202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officeooo:rsid="00173008"/>
    </style:style>
    <style:style style:name="T7" style:family="text">
      <style:text-properties officeooo:rsid="0018ea2c"/>
    </style:style>
    <style:style style:name="T8" style:family="text">
      <style:text-properties officeooo:rsid="001bf070"/>
    </style:style>
    <style:style style:name="T9" style:family="text">
      <style:text-properties officeooo:rsid="001d9ea2"/>
    </style:style>
    <style:style style:name="T10" style:family="text">
      <style:text-properties officeooo:rsid="001eaacc"/>
    </style:style>
    <style:style style:name="T11" style:family="text">
      <style:text-properties officeooo:rsid="00208221"/>
    </style:style>
    <style:style style:name="T12" style:family="text">
      <style:text-properties officeooo:rsid="00224050"/>
    </style:style>
    <style:style style:name="T13" style:family="text">
      <style:text-properties officeooo:rsid="002336dc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none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fo:font-style="normal" style:text-underline-style="none" officeooo:rsid="002336dc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howControl: The Project</text:p>
      <text:p text:style-name="Text_20_body"/>
      <text:p text:style-name="P1">ShowControl is driven by a project database, which contains all the information needed to support a performance of a live stage play. <text:s/>In this document <text:span text:style-name="T12">I will</text:span> describe that database.</text:p>
      <text:p text:style-name="P1">The database stores keyword-value pairs in a hierarchical structure. <text:s/>We are currently using XML to describe the data, but the format is under discussion. <text:s/>The database may be divided into several files, linked from a top-level file called the project file.</text:p>
      <text:h text:style-name="Heading_20_1" text:outline-level="1">Project <text:span text:style-name="T13">File</text:span></text:h>
      <text:p text:style-name="P1">The project file, like all ShowControl files, has a top-level container called <text:span text:style-name="T16">show_</text:span><text:span text:style-name="T17">control. <text:s/></text:span><text:span text:style-name="T1">It contains exactly one container, called project.</text:span> <text:s/><text:span text:style-name="T1">That contains the following data items and containers:</text:span></text:p>
      <text:list xml:id="list5871152057967279134" text:style-name="L1">
        <text:list-item>
          <text:p text:style-name="P13">Version, currently 1.0.</text:p>
        </text:list-item>
        <text:list-item>
          <text:p text:style-name="P13">Title, the name of the production and a short description</text:p>
        </text:list-item>
        <text:list-item>
          <text:p text:style-name="P13">equipment, a container for equipment information; see below</text:p>
        </text:list-item>
        <text:list-item>
          <text:p text:style-name="P13">cues, a container for the cues</text:p>
        </text:list-item>
        <text:list-item>
          <text:p text:style-name="P13">characters, a container for the characters in the production and the actors who will play them</text:p>
        </text:list-item>
        <text:list-item>
          <text:p text:style-name="P14">crew, a container for the crew for this production, with their duties</text:p>
        </text:list-item>
        <text:list-item>
          <text:p text:style-name="P13">script, a container for the script</text:p>
        </text:list-item>
      </text:list>
      <text:p text:style-name="P2">Note that there can be more than one container of each type. <text:s/>The syntax of a container allows it to include a reference to a file as well as <text:span text:style-name="T6">its contents. <text:s/>Multiple containers of the same type are merged, and the contents of all of the files referenced are merged when the project file is read.</text:span> </text:p>
      <text:p text:style-name="P3">We haven’t yet defined the contents for the cues, characters, crew and script containers. <text:s/>Nevertheless, here is an example of a project file, <text:span text:style-name="T13">using XML syntax:</text:span></text:p>
      <text:p text:style-name="Preformatted_20_Text">&lt;?xml version="1.0" encoding="utf-8"?&gt;</text:p>
      <text:p text:style-name="Preformatted_20_Text"/>
      <text:p text:style-name="Preformatted_20_Text">&lt;!-- The outer structure name is "show_control" to identify</text:p>
      <text:p text:style-name="Preformatted_20_Text"><text:s text:c="5"/>XML files belonging to the show_control project. <text:s/>If the user</text:p>
      <text:p text:style-name="Preformatted_20_Text"><text:s text:c="5"/>tries to read an XML file intended for some other application,</text:p>
      <text:p text:style-name="Preformatted_20_Text"><text:s text:c="5"/>we can give a meaningful error message. <text:s/>--&gt;</text:p>
      <text:p text:style-name="Preformatted_20_Text">&lt;show_control&gt;</text:p>
      <text:p text:style-name="Preformatted_20_Text"/>
      <text:p text:style-name="Preformatted_20_Text"><text:soft-page-break/><text:s text:c="2"/>&lt;!-- This is the project file. <text:s/>Other XML files used by the</text:p>
      <text:p text:style-name="Preformatted_20_Text"><text:s text:c="7"/>show_control application are equipment, cues, characters, crew,</text:p>
      <text:p text:style-name="Preformatted_20_Text"><text:s text:c="7"/>script, sounds and sound_sequence. By putting the purpose of the</text:p>
      <text:p text:style-name="Preformatted_20_Text"><text:s text:c="7"/>file here, we can give a meaningful error message if the user</text:p>
      <text:p text:style-name="Preformatted_20_Text"><text:s text:c="7"/>tries to read the wrong file. <text:s/>--&gt;</text:p>
      <text:p text:style-name="Preformatted_20_Text"><text:s text:c="2"/>&lt;project&gt;</text:p>
      <text:p text:style-name="Preformatted_20_Text"/>
      <text:p text:style-name="Preformatted_20_Text"><text:s text:c="4"/>&lt;!-- XML format lets us add more values without impacting old readers.</text:p>
      <text:p text:style-name="Preformatted_20_Text"><text:tab/> However, if we need to make an incompatible change to an old</text:p>
      <text:p text:style-name="Preformatted_20_Text"><text:tab/> value, having the version number lets us give a good error message</text:p>
      <text:p text:style-name="Preformatted_20_Text"><text:tab/> if an old program tries to read a newer, incompatible, file.</text:p>
      <text:p text:style-name="Preformatted_20_Text"><text:tab/> Every reader must check the version number and reject versions</text:p>
      <text:p text:style-name="Preformatted_20_Text"><text:tab/> it does not know how to read. <text:s/>The first part of the number is</text:p>
      <text:p text:style-name="Preformatted_20_Text"><text:tab/> incremented on an incompatible change, the second part on a compatible</text:p>
      <text:p text:style-name="Preformatted_20_Text"><text:tab/> change: one that adds a value that can be ignored by old readers,</text:p>
      <text:p text:style-name="Preformatted_20_Text"><text:tab/> for example. <text:s/>When reading, a program will check the first part of</text:p>
      <text:p text:style-name="Preformatted_20_Text"><text:tab/> the number and adapt its reading to the indicated format.</text:p>
      <text:p text:style-name="Preformatted_20_Text"><text:tab/> When writing, a program will use the oldest format capable of</text:p>
      <text:p text:style-name="Preformatted_20_Text"><text:tab/> expressing the information correctly. <text:s/>The first version of the</text:p>
      <text:p text:style-name="Preformatted_20_Text"><text:tab/> show_control programs will reject version numbers in which the value</text:p>
      <text:p text:style-name="Preformatted_20_Text"><text:tab/> before the decimal point is not equal to 1. <text:s/>--&gt;</text:p>
      <text:p text:style-name="Preformatted_20_Text"><text:s text:c="4"/>&lt;version&gt;1.0&lt;/version&gt;</text:p>
      <text:p text:style-name="Preformatted_20_Text"/>
      <text:p text:style-name="Preformatted_20_Text"><text:s text:c="4"/>&lt;!-- a short description of the project --&gt;</text:p>
      <text:p text:style-name="Preformatted_20_Text"><text:s text:c="4"/>&lt;title&gt;The Perils of Pauline, Amato Theater, April 15-20, 2015&lt;/title&gt;</text:p>
      <text:p text:style-name="Preformatted_20_Text"/>
      <text:p text:style-name="Preformatted_20_Text"><text:s text:c="4"/>&lt;!-- The light board, sound mixer, etc, used at the Amato Theater.</text:p>
      <text:p text:style-name="Preformatted_20_Text"><text:tab/> This information is independent of the production. <text:s/>This file</text:p>
      <text:p text:style-name="Preformatted_20_Text"><text:tab/> includes the IP address and port number used to communicate</text:p>
      <text:p text:style-name="Preformatted_20_Text"><text:tab/> from the sequencer to the sound effects player, the light</text:p>
      <text:p text:style-name="Preformatted_20_Text"><text:tab/> board controller and the microphone handler. <text:s/>--&gt;</text:p>
      <text:p text:style-name="Preformatted_20_Text"><text:s text:c="4"/>&lt;equipment href="Amato_equipment.xml"/&gt;</text:p>
      <text:p text:style-name="Preformatted_20_Text"/>
      <text:p text:style-name="Preformatted_20_Text"><text:s text:c="4"/>&lt;!-- Extra equipment brought in for this production. <text:s/>The information</text:p>
      <text:p text:style-name="Preformatted_20_Text"><text:tab/> in this file is used the same way as the standard equipment file,</text:p>
      <text:p text:style-name="Preformatted_20_Text"><text:tab/> but is kept separate so the standard equipment file does not</text:p>
      <text:p text:style-name="Preformatted_20_Text"><text:tab/> have to be edited for each production. <text:s/>This file includes references</text:p>
      <text:p text:style-name="Preformatted_20_Text"><text:tab/> to the sound effects and sequence used by the sound effects player.</text:p>
      <text:p text:style-name="Preformatted_20_Text"><text:s text:c="4"/>--&gt;</text:p>
      <text:p text:style-name="Preformatted_20_Text"><text:s text:c="4"/>&lt;equipment href="Pauline_equipment.xml"/&gt;</text:p>
      <text:p text:style-name="Preformatted_20_Text"/>
      <text:p text:style-name="Preformatted_20_Text"><text:s text:c="4"/>&lt;!-- The way a cue is executed is specific to the script and the</text:p>
      <text:p text:style-name="Preformatted_20_Text"><text:tab/> capabilities of the theater. <text:s/>Every cue has a name. <text:s/>The script</text:p>
      <text:p text:style-name="Preformatted_20_Text"><text:tab/> specifies when during the performance each named cue is to be</text:p>
      <text:p text:style-name="Preformatted_20_Text"><text:tab/> performed. <text:s/>These files describe, for each named cue, what command</text:p>
      <text:p text:style-name="Preformatted_20_Text"><text:tab/> or commands to send to the light board, sound effects player and/or</text:p>
      <text:p text:style-name="Preformatted_20_Text"><text:tab/> microphone handler when the script calls for the cue to be executed.</text:p>
      <text:p text:style-name="Preformatted_20_Text"><text:tab/> Cues which will be used in many shows are in Amato_cues.xml, whereas</text:p>
      <text:p text:style-name="Preformatted_20_Text"><text:tab/> cues that are specific to The Perils of Pauline are in</text:p>
      <text:p text:style-name="Preformatted_20_Text"><text:tab/> Pauline_cues.xml. <text:s/>--&gt;</text:p>
      <text:p text:style-name="Preformatted_20_Text"><text:s text:c="4"/>&lt;cues href="Amato_cues.xml"/&gt;</text:p>
      <text:p text:style-name="Preformatted_20_Text"><text:s text:c="4"/>&lt;cues href="Pauline_cues.xml"/&gt;</text:p>
      <text:p text:style-name="Preformatted_20_Text"/>
      <text:p text:style-name="Preformatted_20_Text"><text:s text:c="4"/>&lt;!-- These are the characters in this production, with the names of their</text:p>
      <text:p text:style-name="Preformatted_20_Text"><text:soft-page-break/><text:tab/> actors. With a short list it is more convenient to place</text:p>
      <text:p text:style-name="Preformatted_20_Text"><text:tab/> the information directly in the project file, though with</text:p>
      <text:p text:style-name="Preformatted_20_Text"><text:tab/> larger productions it can be placed in its own file. <text:s/>--&gt;</text:p>
      <text:p text:style-name="Preformatted_20_Text"><text:s text:c="4"/>&lt;characters&gt;</text:p>
      <text:p text:style-name="Preformatted_20_Text"><text:s text:c="6"/>&lt;character id="Pauline"&gt;Perl White&lt;/character&gt;</text:p>
      <text:p text:style-name="Preformatted_20_Text"><text:s text:c="6"/>&lt;character id="Harry Marvin"&gt;Crane Wilbur&lt;/character&gt;</text:p>
      <text:p text:style-name="Preformatted_20_Text"><text:s text:c="6"/>&lt;character id="Raymond Owen"&gt;Paul Panzer&lt;/character&gt;</text:p>
      <text:p text:style-name="Preformatted_20_Text"><text:s text:c="4"/>&lt;/characters&gt;</text:p>
      <text:p text:style-name="Preformatted_20_Text"/>
      <text:p text:style-name="Preformatted_20_Text"><text:s text:c="4"/>&lt;!-- The crew for this production, with their duties. --&gt;</text:p>
      <text:p text:style-name="Preformatted_20_Text"><text:s text:c="4"/>&lt;crew href="Amato_crew_for_Pauline.xml"/&gt;</text:p>
      <text:p text:style-name="Preformatted_20_Text"/>
      <text:p text:style-name="Preformatted_20_Text"><text:s text:c="4"/>&lt;!-- The script, which is kept in a separate file because it is</text:p>
      <text:p text:style-name="Preformatted_20_Text"><text:tab/> independent of production or even theater. --&gt;</text:p>
      <text:p text:style-name="Preformatted_20_Text"><text:s text:c="4"/>&lt;script lang="cueml" href="The_Perils_of_Pauline.xml"/&gt;</text:p>
      <text:p text:style-name="Preformatted_20_Text"/>
      <text:p text:style-name="Preformatted_20_Text"><text:s text:c="2"/>&lt;/project&gt;</text:p>
      <text:p text:style-name="Preformatted_20_Text">&lt;/show_control&gt;</text:p>
      <text:p text:style-name="P3"><text:s/></text:p>
      <text:h text:style-name="Heading_20_1" text:outline-level="1">Equipment</text:h>
      <text:p text:style-name="P3">The equipment container, which may be spread across several files, describes <text:span text:style-name="T7">the sound and lighting hardware and software that will be used in the production. <text:s/>It contains the following items and containers:</text:span></text:p>
      <text:list xml:id="list4095887269409508054" text:style-name="L2">
        <text:list-item>
          <text:p text:style-name="P15">version, currently 1.0</text:p>
        </text:list-item>
        <text:list-item>
          <text:p text:style-name="P15">program, a container describing an item of software that will be used</text:p>
        </text:list-item>
        <text:list-item>
          <text:p text:style-name="P15">sound mixer, a container describing a sound mixer used for sound effects and microphones</text:p>
        </text:list-item>
        <text:list-item>
          <text:p text:style-name="P15">lighting controller, a container describing the lighting controller</text:p>
        </text:list-item>
      </text:list>
      <text:p text:style-name="P4">There are three kinds of programs: sound effects, lighting and microphones. <text:s/>They all contain the following information:</text:p>
      <text:list xml:id="list6885937939245664721" text:style-name="L3">
        <text:list-item>
          <text:p text:style-name="P16">ID, either sound_effects, lighting or microphones</text:p>
        </text:list-item>
        <text:list-item>
          <text:p text:style-name="P16">name, the name of the program</text:p>
        </text:list-item>
        <text:list-item>
          <text:p text:style-name="P16">IP address, the IPv4 or IPv6 IP address that the program will listen on for commands</text:p>
        </text:list-item>
        <text:list-item>
          <text:p text:style-name="P16">port, the port number that the program will listen on</text:p>
        </text:list-item>
      </text:list>
      <text:p text:style-name="P4">For the sound effects program, there are two additional items</text:p>
      <text:list xml:id="list7612609731049558968" text:style-name="L4">
        <text:list-item>
          <text:p text:style-name="P17">sounds, a container for the sounds that will be played</text:p>
        </text:list-item>
        <text:list-item>
          <text:p text:style-name="P17"><text:soft-page-break/>sound sequence, a container for the sequence items that describe how and when to play each sound</text:p>
        </text:list-item>
      </text:list>
      <text:p text:style-name="P4">We haven’t yet defined the items for the lighting or microphones programs, or the contents for the sound mixer and lighting controller containers. <text:s/>Nevertheless, here is an example of an equipment container, as a separate file referenced from the project file.</text:p>
      <text:p text:style-name="Preformatted_20_Text">&lt;?xml version="1.0" encoding="utf-8"?&gt;</text:p>
      <text:p text:style-name="Preformatted_20_Text">&lt;show_control&gt;</text:p>
      <text:p text:style-name="Preformatted_20_Text"><text:s text:c="2"/>&lt;!-- This file describes the standard equipment used at the Amato center.</text:p>
      <text:p text:style-name="Preformatted_20_Text"><text:s text:c="2"/>--&gt;</text:p>
      <text:p text:style-name="Preformatted_20_Text"><text:s text:c="2"/>&lt;equipment&gt;</text:p>
      <text:p text:style-name="Preformatted_20_Text"><text:s text:c="4"/>&lt;version&gt;1.0&lt;/version&gt;</text:p>
      <text:p text:style-name="Preformatted_20_Text"/>
      <text:p text:style-name="Preformatted_20_Text"><text:s text:c="4"/>&lt;!-- the various programs are identified by name, so they can be run</text:p>
      <text:p text:style-name="Preformatted_20_Text"><text:tab/> automatically when the sequencer starts, and by type, so the</text:p>
      <text:p text:style-name="Preformatted_20_Text"><text:tab/> sequencer knows which cues to send to which program. <text:s/>The sequencer</text:p>
      <text:p text:style-name="Preformatted_20_Text"><text:tab/> sends OSC or MIDI Show Control messages to the specified IP address</text:p>
      <text:p text:style-name="Preformatted_20_Text"><text:tab/> and port. <text:s/>The program reads this file to know which port to listen</text:p>
      <text:p text:style-name="Preformatted_20_Text"><text:tab/> on. <text:s/>When the main sequencer starts the program, it provides the</text:p>
      <text:p text:style-name="Preformatted_20_Text"><text:tab/> name of the project file as the only argument. <text:s/>The program then</text:p>
      <text:p text:style-name="Preformatted_20_Text"><text:tab/> reads that file to learn everything it needs, including the</text:p>
      <text:p text:style-name="Preformatted_20_Text"><text:tab/> information in this file. <text:s/>--&gt;</text:p>
      <text:p text:style-name="Preformatted_20_Text"><text:s text:c="4"/>&lt;program id="sound_effects"&gt;</text:p>
      <text:p text:style-name="Preformatted_20_Text"><text:s text:c="6"/>&lt;name&gt;sound_effects_player&lt;/name&gt;</text:p>
      <text:p text:style-name="Preformatted_20_Text"><text:s text:c="6"/>&lt;type&gt;sound&lt;/type&gt;</text:p>
      <text:p text:style-name="Preformatted_20_Text"><text:s text:c="6"/>&lt;IP_address&gt;localhost6&lt;/IP_address&gt;</text:p>
      <text:p text:style-name="Preformatted_20_Text"><text:s text:c="6"/>&lt;port&gt;5005&lt;/port&gt;</text:p>
      <text:p text:style-name="Preformatted_20_Text"><text:s text:c="6"/>&lt;sounds href="Amato_sounds.xml"/&gt;</text:p>
      <text:p text:style-name="Preformatted_20_Text"><text:s text:c="6"/>&lt;sound_sequence href="Amato_sound_sequence.xml"/&gt;</text:p>
      <text:p text:style-name="Preformatted_20_Text"><text:s text:c="4"/>&lt;/program&gt;</text:p>
      <text:p text:style-name="Preformatted_20_Text"/>
      <text:p text:style-name="Preformatted_20_Text"><text:s text:c="4"/>&lt;program id="lighting"&gt;</text:p>
      <text:p text:style-name="Preformatted_20_Text"><text:s text:c="6"/>&lt;name&gt;light_board_controller&lt;/name&gt;</text:p>
      <text:p text:style-name="Preformatted_20_Text"><text:s text:c="6"/>&lt;type&gt;lights&lt;/type&gt;</text:p>
      <text:p text:style-name="Preformatted_20_Text"><text:s text:c="6"/>&lt;IP_address&gt;localhost6&lt;/IP_address&gt;</text:p>
      <text:p text:style-name="Preformatted_20_Text"><text:s text:c="6"/>&lt;port&gt;1501&lt;/port&gt;</text:p>
      <text:p text:style-name="Preformatted_20_Text"><text:s text:c="6"/>&lt;board&gt;Behringer Eurolight LC2412&lt;/board&gt;</text:p>
      <text:p text:style-name="Preformatted_20_Text"><text:s text:c="4"/>&lt;/program&gt;</text:p>
      <text:p text:style-name="Preformatted_20_Text"/>
      <text:p text:style-name="Preformatted_20_Text"><text:s text:c="4"/>&lt;program id="microphones"&gt;</text:p>
      <text:p text:style-name="Preformatted_20_Text"><text:s text:c="6"/>&lt;name&gt;microphone_controller&lt;/name&gt;</text:p>
      <text:p text:style-name="Preformatted_20_Text"><text:s text:c="6"/>&lt;type&gt;microphone&lt;/type&gt;</text:p>
      <text:p text:style-name="Preformatted_20_Text"><text:s text:c="6"/>&lt;IP_address&gt;localhost6&lt;/IP_address&gt;</text:p>
      <text:p text:style-name="Preformatted_20_Text"><text:s text:c="6"/>&lt;port&gt;1502&lt;/port&gt;</text:p>
      <text:p text:style-name="Preformatted_20_Text"><text:s text:c="6"/>&lt;board&gt;Behringer X32&lt;/board&gt;</text:p>
      <text:p text:style-name="Preformatted_20_Text"><text:s text:c="4"/>&lt;/program&gt;</text:p>
      <text:p text:style-name="Preformatted_20_Text"/>
      <text:p text:style-name="Preformatted_20_Text"><text:s text:c="4"/>&lt;!-- Here we describe the sound mixers used at the Amato Center.</text:p>
      <text:p text:style-name="Preformatted_20_Text"><text:tab/> These definitions are read by the microphone_controller software</text:p>
      <text:p text:style-name="Preformatted_20_Text"><text:tab/> to learn how to operate the mixers. <text:s/>The microphone_controller</text:p>
      <text:p text:style-name="Preformatted_20_Text"><text:tab/> program is given the name of the board, so it knows which board</text:p>
      <text:p text:style-name="Preformatted_20_Text"><text:tab/> definition to use. <text:s/>--&gt;</text:p>
      <text:p text:style-name="Preformatted_20_Text"><text:soft-page-break/><text:s text:c="4"/></text:p>
      <text:p text:style-name="Preformatted_20_Text"><text:s text:c="4"/>&lt;sound_mixer name="Beheringer X32" mfr="Behringer" model="X32"&gt;</text:p>
      <text:p text:style-name="Preformatted_20_Text"><text:s text:c="6"/>&lt;protocol&gt;osc&lt;/protocol&gt;</text:p>
      <text:p text:style-name="Preformatted_20_Text"><text:s text:c="6"/>&lt;mutestyle&gt;illuminated&lt;/mutestyle&gt;</text:p>
      <text:p text:style-name="Preformatted_20_Text"><text:s text:c="6"/>&lt;port type="input" cnt="32" name="CH"&gt;</text:p>
      <text:p text:style-name="Preformatted_20_Text"><text:tab/>&lt;fader cmd="/ch/##/mix/fader" cmdtyp="level" range="0.0,1.0,1024" val="0"/&gt;</text:p>
      <text:p text:style-name="Preformatted_20_Text"><text:tab/>&lt;mute cmd="/ch/##/mix/on" cmdtyp="enum" val="0"/&gt;</text:p>
      <text:p text:style-name="Preformatted_20_Text"><text:tab/>&lt;scribble cmd="/ch/##/config/name" cmdtyp="string" text=""/&gt;</text:p>
      <text:p text:style-name="Preformatted_20_Text"><text:s text:c="6"/>&lt;/port&gt;</text:p>
      <text:p text:style-name="Preformatted_20_Text"><text:s text:c="6"/>&lt;port type="auxin" cnt="6" name="AUX"&gt;</text:p>
      <text:p text:style-name="Preformatted_20_Text"><text:s text:c="6"/>&lt;/port&gt;</text:p>
      <text:p text:style-name="Preformatted_20_Text"><text:s text:c="6"/>&lt;port type="output" cnt="16" name="OUT"&gt;</text:p>
      <text:p text:style-name="Preformatted_20_Text"><text:tab/>&lt;mute cmd="/outputs/main/##/mix/on" cmdtyp="enum" val="0"/&gt;</text:p>
      <text:p text:style-name="Preformatted_20_Text"><text:tab/>&lt;fader cmd="/ch/##/mix/fader" cmdtyp="level" range="0.0,1.0,1024" val="0"/&gt;</text:p>
      <text:p text:style-name="Preformatted_20_Text"><text:s text:c="6"/>&lt;/port&gt;</text:p>
      <text:p text:style-name="Preformatted_20_Text"><text:s text:c="4"/>&lt;/sound_mixer&gt;</text:p>
      <text:p text:style-name="Preformatted_20_Text"/>
      <text:p text:style-name="Preformatted_20_Text"><text:s text:c="4"/>&lt;sound_mixer name="Yamaha 01V" mfr="Yamaha" model="01V"&gt;</text:p>
      <text:p text:style-name="Preformatted_20_Text"><text:s text:c="6"/>&lt;protocol&gt;midi&lt;/protocol&gt;</text:p>
      <text:p text:style-name="Preformatted_20_Text"><text:s text:c="6"/>&lt;mutestyle&gt;illuminated&lt;/mutestyle&gt;</text:p>
      <text:p text:style-name="Preformatted_20_Text"><text:s text:c="6"/>&lt;port type="input" cnt="16" name="CH"&gt;</text:p>
      <text:p text:style-name="Preformatted_20_Text"><text:tab/>&lt;fader cmd="B#,01,XX" cmdtyp="level" range="0,127" val="0"/&gt;</text:p>
      <text:p text:style-name="Preformatted_20_Text"><text:tab/>&lt;mute cmd="B#.1C,XX" cmdtyp="enum" val="0"/&gt;</text:p>
      <text:p text:style-name="Preformatted_20_Text"><text:tab/>&lt;scribble cmd="" cmdtyp="string" text=""/&gt;</text:p>
      <text:p text:style-name="Preformatted_20_Text"><text:s text:c="6"/>&lt;/port&gt;</text:p>
      <text:p text:style-name="Preformatted_20_Text"><text:s text:c="6"/>&lt;port type="auxmaster" cnt="4" name="AUX"&gt;</text:p>
      <text:p text:style-name="Preformatted_20_Text"><text:tab/>&lt;mute cmd="B#,2D,XX" cmdtyp="enum" val="0"/&gt;</text:p>
      <text:p text:style-name="Preformatted_20_Text"><text:tab/>&lt;fader cmd="B#,11,XX" cmdtyp="level" range="0,127" val="0"/&gt;</text:p>
      <text:p text:style-name="Preformatted_20_Text"><text:s text:c="6"/>&lt;/port&gt;</text:p>
      <text:p text:style-name="Preformatted_20_Text"><text:s text:c="6"/>&lt;port type="output" cnt="2" name="OUT"&gt;</text:p>
      <text:p text:style-name="Preformatted_20_Text"><text:tab/>&lt;mute cmd="B#,37,XX" cmdtyp="enum" val="0"/&gt;</text:p>
      <text:p text:style-name="Preformatted_20_Text"><text:tab/>&lt;fader cmd="B#,1B,XX" cmdtyp="level" range="0,127" val="0"/&gt;</text:p>
      <text:p text:style-name="Preformatted_20_Text"><text:s text:c="6"/>&lt;/port&gt;</text:p>
      <text:p text:style-name="Preformatted_20_Text"><text:s text:c="4"/>&lt;/sound_mixer&gt;</text:p>
      <text:p text:style-name="Preformatted_20_Text"/>
      <text:p text:style-name="Preformatted_20_Text"><text:s text:c="4"/>&lt;sound_mixer mfr="Default" model=""&gt;</text:p>
      <text:p text:style-name="Preformatted_20_Text"><text:s text:c="6"/>&lt;protocol&gt;midi&lt;/protocol&gt;</text:p>
      <text:p text:style-name="Preformatted_20_Text"><text:s text:c="6"/>&lt;port type="input" cnt="16" name="CH"&gt;</text:p>
      <text:p text:style-name="Preformatted_20_Text"><text:tab/>&lt;fader cmd="B#,01,XX" cmdtyp="level" range="0,127" val="0"/&gt;</text:p>
      <text:p text:style-name="Preformatted_20_Text"><text:tab/>&lt;mute cmd="B#.1C,XX" cmdtyp="enum" val="0"/&gt;</text:p>
      <text:p text:style-name="Preformatted_20_Text"><text:tab/>&lt;scribble cmd="" cmdtyp="string" text=""/&gt;</text:p>
      <text:p text:style-name="Preformatted_20_Text"><text:s text:c="6"/>&lt;/port&gt;</text:p>
      <text:p text:style-name="Preformatted_20_Text"><text:s text:c="6"/>&lt;port type="output" cnt="2" name="OUT"&gt;</text:p>
      <text:p text:style-name="Preformatted_20_Text"><text:tab/>&lt;mute cmd="B#,37,XX" cmdtyp="enum" val="0"/&gt;</text:p>
      <text:p text:style-name="Preformatted_20_Text"><text:tab/>&lt;fader cmd="B#,1B,XX" cmdtyp="level" range="0,127" val="0"/&gt;</text:p>
      <text:p text:style-name="Preformatted_20_Text"><text:s text:c="6"/>&lt;/port&gt;</text:p>
      <text:p text:style-name="Preformatted_20_Text"><text:s text:c="4"/>&lt;/sound_mixer&gt;</text:p>
      <text:p text:style-name="Preformatted_20_Text"/>
      <text:p text:style-name="Preformatted_20_Text"><text:s text:c="4"/>&lt;!-- Lighting boards go here. --&gt;</text:p>
      <text:p text:style-name="Preformatted_20_Text"><text:s text:c="4"/>&lt;lighting_controller&gt;</text:p>
      <text:p text:style-name="Preformatted_20_Text"><text:s text:c="6"/>&lt;!-- ... --&gt;</text:p>
      <text:p text:style-name="Preformatted_20_Text"><text:s text:c="4"/>&lt;/lighting_controller&gt;</text:p>
      <text:p text:style-name="Preformatted_20_Text"><text:s text:c="4"/></text:p>
      <text:p text:style-name="Preformatted_20_Text"><text:s text:c="2"/>&lt;/equipment&gt;</text:p>
      <text:p text:style-name="Preformatted_20_Text"><text:soft-page-break/>&lt;/show_control&gt;</text:p>
      <text:p text:style-name="Preformatted_20_Text"/>
      <text:h text:style-name="P29" text:outline-level="1">Sounds</text:h>
      <text:p text:style-name="P5">A sounds container contains a version number and can contain several sound containers. <text:s/>Each sound container contains the following items:</text:p>
      <text:list xml:id="list6809541104638727184" text:style-name="L5">
        <text:list-item>
          <text:p text:style-name="P18">name, the name of the sound</text:p>
        </text:list-item>
        <text:list-item>
          <text:p text:style-name="P18">wav_file_name, the name of the WAV file that contains the sound. <text:s/>The WAV file holds sound data in PCM format. <text:s/>It can have any number of channels, anywhere from 8 to 64 bits per sample, and a sample rate of 6,000 samples per second or greater. <text:s/>A common format is two channels, 16 bits per sample, and 48,000 samples per second.</text:p>
        </text:list-item>
        <text:list-item>
          <text:p text:style-name="P18">Attack duration time, the time in seconds for the volume to increase from 0 to the attack level. Default is 0.0.</text:p>
        </text:list-item>
        <text:list-item>
          <text:p text:style-name="P18">Attack level, the peak hit by the attack. <text:s/>Default is 1.0.</text:p>
        </text:list-item>
        <text:list-item>
          <text:p text:style-name="P18">Decay duration time, the time in seconds for the volume to decay from the attack level to the sustain level. <text:s/>Default is 0.0.</text:p>
        </text:list-item>
        <text:list-item>
          <text:p text:style-name="P18">Sustain level, the volume reached by the end of the decay. <text:s/>Default is 1.0.</text:p>
        </text:list-item>
        <text:list-item>
          <text:p text:style-name="P18">Release start time, the time at which the sound starts the release stage of its envelope. <text:s/>Default is 0.0, which means that the release will not start unless commanded to start externally.</text:p>
        </text:list-item>
        <text:list-item>
          <text:p text:style-name="P18">Release duration time, the time in seconds for the volume to decrease to 0.0 after the release stage of the envelope starts. <text:s/><text:span text:style-name="T8">Default is 0.0. <text:s/>This can be specified as infinite, which means that the volume does not decrease during the release stage of the envelope.</text:span></text:p>
        </text:list-item>
        <text:list-item>
          <text:p text:style-name="P19">Loop from time, the time at which the sound goes back to the loop to time and repeats. <text:s/>Default is 0.0, which means no looping.</text:p>
        </text:list-item>
        <text:list-item>
          <text:p text:style-name="P19">Loop to time, the time the sound goes back to for looping.</text:p>
        </text:list-item>
        <text:list-item>
          <text:p text:style-name="P19">Loop limit, the number of times to loop. <text:s/>Default is 0, which means no limit.</text:p>
        </text:list-item>
        <text:list-item>
          <text:p text:style-name="P19">Start time, the time within the WAV file to start the sound. <text:s/>Default is 0.0, which means start at the beginning.</text:p>
        </text:list-item>
        <text:list-item>
          <text:p text:style-name="P19">Designer volume level, the amount of attenuate the sound. <text:s/>Default is 1.0, which means play at full volume.</text:p>
        </text:list-item>
        <text:list-item>
          <text:p text:style-name="P19"><text:soft-page-break/>Designer pan, the amount of sound to send to the left and right channels. <text:s/>Default is 0, which means send a mono sound to both channels equally and send a stereo sound to both channels as specified in the WAV file. <text:s/>This is not applicable to WAV files with more than two channels.</text:p>
        </text:list-item>
        <text:list-item>
          <text:p text:style-name="P19">MIDI program number, MIDI note number and OSC name, used to activate a sound from an external sequencer</text:p>
        </text:list-item>
        <text:list-item>
          <text:p text:style-name="P19">Function key, used to activate a sound from a keyboard</text:p>
        </text:list-item>
      </text:list>
      <text:p text:style-name="P6">The sounds container also contains information on how the sounds are routed to speakers, but this is not yet defined.</text:p>
      <text:p text:style-name="P6">Here is an example of a sounds container <text:span text:style-name="T9">in a separate file, referenced from an equipment container</text:span></text:p>
      <text:p text:style-name="Preformatted_20_Text">&lt;?xml version="1.0" encoding="utf-8"?&gt;</text:p>
      <text:p text:style-name="Preformatted_20_Text">&lt;show_control&gt;</text:p>
      <text:p text:style-name="Preformatted_20_Text">&lt;!-- these sounds are common to many shows. --&gt;</text:p>
      <text:p text:style-name="Preformatted_20_Text"><text:s text:c="2"/>&lt;sounds&gt;</text:p>
      <text:p text:style-name="Preformatted_20_Text"><text:s text:c="4"/>&lt;version&gt;1.0&lt;/version&gt;</text:p>
      <text:p text:style-name="Preformatted_20_Text"/>
      <text:p text:style-name="Preformatted_20_Text"><text:s text:c="4"/>&lt;!-- a test tone, used to verify the sound system --&gt;</text:p>
      <text:p text:style-name="Preformatted_20_Text"><text:s text:c="4"/>&lt;sound&gt;</text:p>
      <text:p text:style-name="Preformatted_20_Text"><text:s text:c="6"/>&lt;!-- The internal sequencer references sounds by name. --&gt;</text:p>
      <text:p text:style-name="Preformatted_20_Text"><text:s text:c="6"/>&lt;name&gt;440Hz&lt;/name&gt;</text:p>
      <text:p text:style-name="Preformatted_20_Text"><text:s text:c="6"/>&lt;!-- the WAV file contains the waveform for the sound --&gt;</text:p>
      <text:p text:style-name="Preformatted_20_Text"><text:s text:c="6"/>&lt;wav_file_name&gt;440Hz.wav&lt;/wav_file_name&gt;</text:p>
      <text:p text:style-name="Preformatted_20_Text"><text:s text:c="6"/>&lt;!-- volume ramps up from 0 to attack level in attack duration time --&gt;</text:p>
      <text:p text:style-name="Preformatted_20_Text"><text:s text:c="6"/>&lt;attack_duration_time&gt;2.000000000&lt;/attack_duration_time&gt;</text:p>
      <text:p text:style-name="Preformatted_20_Text"><text:s text:c="6"/>&lt;attack_level&gt;1.00&lt;/attack_level&gt;</text:p>
      <text:p text:style-name="Preformatted_20_Text"><text:s text:c="6"/>&lt;!-- after reaching attack level, volume ramps down to sustain level</text:p>
      <text:p text:style-name="Preformatted_20_Text"><text:tab/> <text:s text:c="2"/>in decay time --&gt;</text:p>
      <text:p text:style-name="Preformatted_20_Text"><text:s text:c="6"/>&lt;decay_duration_time&gt;0.000000000&lt;/decay_duration_time&gt;</text:p>
      <text:p text:style-name="Preformatted_20_Text"><text:s text:c="6"/>&lt;sustain_level&gt;1.00&lt;/sustain_level&gt;</text:p>
      <text:p text:style-name="Preformatted_20_Text"><text:s text:c="6"/>&lt;!-- release starts on external signal or when reaching the</text:p>
      <text:p text:style-name="Preformatted_20_Text"><text:tab/> <text:s text:c="2"/>release start time --&gt;</text:p>
      <text:p text:style-name="Preformatted_20_Text"><text:s text:c="6"/>&lt;release_start_time&gt;10.000000000&lt;/release_start_time&gt;</text:p>
      <text:p text:style-name="Preformatted_20_Text"><text:s text:c="6"/>&lt;!-- upon release, volume ramps down to 0 in release duration time --&gt;</text:p>
      <text:p text:style-name="Preformatted_20_Text"><text:s text:c="6"/>&lt;release_duration_time&gt;2.000000000&lt;/release_duration_time&gt;</text:p>
      <text:p text:style-name="Preformatted_20_Text"><text:s text:c="6"/>&lt;!-- sound loops between loop times --&gt;</text:p>
      <text:p text:style-name="Preformatted_20_Text"><text:s text:c="6"/>&lt;loop_from_time&gt;0.000000000&lt;/loop_from_time&gt;</text:p>
      <text:p text:style-name="Preformatted_20_Text"><text:s text:c="6"/>&lt;loop_to_time&gt;0.000000000&lt;/loop_to_time&gt;</text:p>
      <text:p text:style-name="Preformatted_20_Text"><text:s text:c="6"/>&lt;!-- automatically stop looping after loop_limit loops --&gt;</text:p>
      <text:p text:style-name="Preformatted_20_Text"><text:s text:c="6"/>&lt;loop_limit&gt;0&lt;/loop_limit&gt;</text:p>
      <text:p text:style-name="Preformatted_20_Text"><text:s text:c="6"/>&lt;!-- start at start_time offset in the wave file --&gt;</text:p>
      <text:p text:style-name="Preformatted_20_Text"><text:s text:c="6"/>&lt;start_time&gt;0.000000000&lt;/start_time&gt;</text:p>
      <text:p text:style-name="Preformatted_20_Text"><text:s text:c="6"/>&lt;!-- attenuate the full-volume sound in the WAV file by</text:p>
      <text:p text:style-name="Preformatted_20_Text"><text:tab/> <text:s text:c="2"/>designer_volume_level --&gt;</text:p>
      <text:p text:style-name="Preformatted_20_Text"><text:s text:c="6"/>&lt;designer_volume_level&gt;1.00&lt;/designer_volume_level&gt;</text:p>
      <text:p text:style-name="Preformatted_20_Text"><text:s text:c="6"/>&lt;!-- pan mono sound or balance stereo sound by designer_pan --&gt;</text:p>
      <text:p text:style-name="Preformatted_20_Text"><text:s text:c="6"/>&lt;designer_pan&gt;0.00&lt;/designer_pan&gt;</text:p>
      <text:p text:style-name="Preformatted_20_Text"><text:s text:c="6"/>&lt;!-- if no internal sequencer, MIDI program and note numbers to activate</text:p>
      <text:p text:style-name="Preformatted_20_Text"><text:tab/> <text:s text:c="2"/>from an external sequencer <text:s/>--&gt;</text:p>
      <text:p text:style-name="Preformatted_20_Text"><text:soft-page-break/><text:s text:c="6"/>&lt;MIDI_program_number&gt;0&lt;/MIDI_program_number&gt;</text:p>
      <text:p text:style-name="Preformatted_20_Text"><text:s text:c="6"/>&lt;MIDI_note_number&gt;1&lt;/MIDI_note_number&gt;</text:p>
      <text:p text:style-name="Preformatted_20_Text"><text:s text:c="6"/>&lt;!-- if no internal sequencer, OSC name to activate from an external</text:p>
      <text:p text:style-name="Preformatted_20_Text"><text:tab/> <text:s text:c="2"/>sequencer <text:s/>--&gt;</text:p>
      <text:p text:style-name="Preformatted_20_Text"><text:s text:c="6"/>&lt;OSC_name&gt;&lt;/OSC_name&gt;</text:p>
      <text:p text:style-name="Preformatted_20_Text"><text:s text:c="6"/>&lt;!-- if no internal sequencer, function key to activate by sound</text:p>
      <text:p text:style-name="Preformatted_20_Text"><text:tab/> <text:s text:c="2"/>effects operator --&gt;</text:p>
      <text:p text:style-name="Preformatted_20_Text"><text:s text:c="6"/>&lt;function_key&gt;&lt;/function_key&gt;</text:p>
      <text:p text:style-name="Preformatted_20_Text"><text:s text:c="4"/>&lt;/sound&gt;</text:p>
      <text:p text:style-name="Preformatted_20_Text"/>
      <text:p text:style-name="Preformatted_20_Text"><text:s text:c="4"/>&lt;!-- another test tone --&gt;</text:p>
      <text:p text:style-name="Preformatted_20_Text"><text:s text:c="4"/>&lt;sound&gt;</text:p>
      <text:p text:style-name="Preformatted_20_Text"><text:s text:c="6"/>&lt;!-- The internal sequencer references sounds by name. --&gt;</text:p>
      <text:p text:style-name="Preformatted_20_Text"><text:s text:c="6"/>&lt;name&gt;880Hz&lt;/name&gt;</text:p>
      <text:p text:style-name="Preformatted_20_Text"><text:s text:c="6"/>&lt;!-- the WAV file contains the waveform for the sound --&gt;</text:p>
      <text:p text:style-name="Preformatted_20_Text"><text:s text:c="6"/>&lt;wav_file_name&gt;880Hz.wav&lt;/wav_file_name&gt;</text:p>
      <text:p text:style-name="Preformatted_20_Text"><text:s text:c="6"/>&lt;!-- volume ramps up from 0 to attack level in attack duration time --&gt;</text:p>
      <text:p text:style-name="Preformatted_20_Text"><text:s text:c="6"/>&lt;attack_duration_time&gt;0.000000000&lt;/attack_duration_time&gt;</text:p>
      <text:p text:style-name="Preformatted_20_Text"><text:s text:c="6"/>&lt;attack_level&gt;1.00&lt;/attack_level&gt;</text:p>
      <text:p text:style-name="Preformatted_20_Text"><text:s text:c="6"/>&lt;!-- after reaching attack level, volume ramps down to sustain level</text:p>
      <text:p text:style-name="Preformatted_20_Text"><text:tab/> <text:s text:c="2"/>in decay time --&gt;</text:p>
      <text:p text:style-name="Preformatted_20_Text"><text:s text:c="6"/>&lt;decay_duration_time&gt;0.000000000&lt;/decay_duration_time&gt;</text:p>
      <text:p text:style-name="Preformatted_20_Text"><text:s text:c="6"/>&lt;sustain_level&gt;1.00&lt;/sustain_level&gt;</text:p>
      <text:p text:style-name="Preformatted_20_Text"><text:s text:c="6"/>&lt;!-- release starts on external signal or when reaching the</text:p>
      <text:p text:style-name="Preformatted_20_Text"><text:tab/> <text:s text:c="2"/>release start time --&gt;</text:p>
      <text:p text:style-name="Preformatted_20_Text"><text:s text:c="6"/>&lt;release_start_time&gt;0.000000000&lt;/release_start_time&gt;</text:p>
      <text:p text:style-name="Preformatted_20_Text"><text:s text:c="6"/>&lt;!-- upon release, volume ramps down to 0 in release duration time --&gt;</text:p>
      <text:p text:style-name="Preformatted_20_Text"><text:s text:c="6"/>&lt;release_duration_time&gt;0.000000000&lt;/release_duration_time&gt;</text:p>
      <text:p text:style-name="Preformatted_20_Text"><text:s text:c="6"/>&lt;!-- sound loops between loop times --&gt;</text:p>
      <text:p text:style-name="Preformatted_20_Text"><text:s text:c="6"/>&lt;loop_from_time&gt;0.000000000&lt;/loop_from_time&gt;</text:p>
      <text:p text:style-name="Preformatted_20_Text"><text:s text:c="6"/>&lt;loop_to_time&gt;0.000000000&lt;/loop_to_time&gt;</text:p>
      <text:p text:style-name="Preformatted_20_Text"><text:s text:c="6"/>&lt;!-- automatically stop looping after loop_limit loops --&gt;</text:p>
      <text:p text:style-name="Preformatted_20_Text"><text:s text:c="6"/>&lt;loop_limit&gt;0&lt;/loop_limit&gt;</text:p>
      <text:p text:style-name="Preformatted_20_Text"><text:s text:c="6"/>&lt;!-- start at start_time offset in the wave file --&gt;</text:p>
      <text:p text:style-name="Preformatted_20_Text"><text:s text:c="6"/>&lt;start_time&gt;0.000000000&lt;/start_time&gt;</text:p>
      <text:p text:style-name="Preformatted_20_Text"><text:s text:c="6"/>&lt;!-- attenuate the full-volume sound in the WAV file by</text:p>
      <text:p text:style-name="Preformatted_20_Text"><text:tab/> <text:s text:c="2"/>designer_volume_level --&gt;</text:p>
      <text:p text:style-name="Preformatted_20_Text"><text:s text:c="6"/>&lt;designer_volume_level&gt;1.00&lt;/designer_volume_level&gt;</text:p>
      <text:p text:style-name="Preformatted_20_Text"><text:s text:c="6"/>&lt;!-- pan mono sound or balance stereo sound by designer_pan --&gt;</text:p>
      <text:p text:style-name="Preformatted_20_Text"><text:s text:c="6"/>&lt;designer_pan&gt;0.00&lt;/designer_pan&gt;</text:p>
      <text:p text:style-name="Preformatted_20_Text"><text:s text:c="6"/>&lt;!-- if no internal sequencer, MIDI program and note numbers to activate</text:p>
      <text:p text:style-name="Preformatted_20_Text"><text:tab/> <text:s text:c="2"/>from an external sequencer <text:s/>--&gt;</text:p>
      <text:p text:style-name="Preformatted_20_Text"><text:s text:c="6"/>&lt;MIDI_program_number&gt;0&lt;/MIDI_program_number&gt;</text:p>
      <text:p text:style-name="Preformatted_20_Text"><text:s text:c="6"/>&lt;MIDI_note_number&gt;2&lt;/MIDI_note_number&gt;</text:p>
      <text:p text:style-name="Preformatted_20_Text"><text:s text:c="6"/>&lt;!-- if no internal sequencer, OSC name to activate from an external</text:p>
      <text:p text:style-name="Preformatted_20_Text"><text:tab/> <text:s text:c="2"/>sequencer <text:s/>--&gt;</text:p>
      <text:p text:style-name="Preformatted_20_Text"><text:s text:c="6"/>&lt;OSC_name&gt;&lt;/OSC_name&gt;</text:p>
      <text:p text:style-name="Preformatted_20_Text"><text:s text:c="6"/>&lt;!-- if no internal sequencer, function key to activate by sound</text:p>
      <text:p text:style-name="Preformatted_20_Text"><text:tab/> <text:s text:c="2"/>effects operator --&gt;</text:p>
      <text:p text:style-name="Preformatted_20_Text"><text:s text:c="6"/>&lt;function_key&gt;&lt;/function_key&gt;</text:p>
      <text:p text:style-name="Preformatted_20_Text"><text:s text:c="4"/>&lt;/sound&gt;</text:p>
      <text:p text:style-name="Preformatted_20_Text"/>
      <text:p text:style-name="Preformatted_20_Text"><text:s text:c="4"/>&lt;!-- The ring and ringout sounds are used for a telephone. --&gt;</text:p>
      <text:p text:style-name="Preformatted_20_Text"><text:s text:c="4"/>&lt;sound&gt;</text:p>
      <text:p text:style-name="Preformatted_20_Text"><text:soft-page-break/><text:s text:c="6"/>&lt;name&gt;ring&lt;/name&gt;</text:p>
      <text:p text:style-name="Preformatted_20_Text"><text:s text:c="6"/>&lt;wav_file_name&gt;telephone_ring.wav&lt;/wav_file_name&gt;</text:p>
      <text:p text:style-name="Preformatted_20_Text"><text:s text:c="6"/>&lt;attack_duration_time&gt;0.000000000&lt;/attack_duration_time&gt;</text:p>
      <text:p text:style-name="Preformatted_20_Text"><text:s text:c="6"/>&lt;attack_level&gt;1.00&lt;/attack_level&gt;</text:p>
      <text:p text:style-name="Preformatted_20_Text"><text:s text:c="6"/>&lt;decay_duration_time&gt;0.000000000&lt;/decay_duration_time&gt;</text:p>
      <text:p text:style-name="Preformatted_20_Text"><text:s text:c="6"/>&lt;sustain_level&gt;1.00&lt;/sustain_level&gt;</text:p>
      <text:p text:style-name="Preformatted_20_Text"><text:s text:c="6"/>&lt;release_start_time&gt;1.995000000&lt;/release_start_time&gt;</text:p>
      <text:p text:style-name="Preformatted_20_Text"><text:s text:c="6"/>&lt;release_duration_time&gt;0.010000000&lt;/release_duration_time&gt;</text:p>
      <text:p text:style-name="Preformatted_20_Text"><text:s text:c="6"/>&lt;loop_from_time&gt;0.000000000&lt;/loop_from_time&gt;</text:p>
      <text:p text:style-name="Preformatted_20_Text"><text:s text:c="6"/>&lt;loop_to_time&gt;0.000000000&lt;/loop_to_time&gt;</text:p>
      <text:p text:style-name="Preformatted_20_Text"><text:s text:c="6"/>&lt;loop_limit&gt;0&lt;/loop_limit&gt;</text:p>
      <text:p text:style-name="Preformatted_20_Text"><text:s text:c="6"/>&lt;start_time&gt;0.000000000&lt;/start_time&gt;</text:p>
      <text:p text:style-name="Preformatted_20_Text"><text:s text:c="6"/>&lt;designer_volume_level&gt;1.00&lt;/designer_volume_level&gt;</text:p>
      <text:p text:style-name="Preformatted_20_Text"><text:s text:c="6"/>&lt;designer_pan&gt;0.00&lt;/designer_pan&gt;</text:p>
      <text:p text:style-name="Preformatted_20_Text"><text:s text:c="6"/>&lt;MIDI_program_number&gt;&lt;/MIDI_program_number&gt;</text:p>
      <text:p text:style-name="Preformatted_20_Text"><text:s text:c="6"/>&lt;MIDI_note_number&gt;&lt;/MIDI_note_number&gt;</text:p>
      <text:p text:style-name="Preformatted_20_Text"><text:s text:c="6"/>&lt;OSC_name&gt;&lt;/OSC_name&gt;</text:p>
      <text:p text:style-name="Preformatted_20_Text"><text:s text:c="6"/>&lt;function_key&gt;&lt;/function_key&gt;</text:p>
      <text:p text:style-name="Preformatted_20_Text"><text:s text:c="4"/>&lt;/sound&gt;</text:p>
      <text:p text:style-name="Preformatted_20_Text"><text:s text:c="2"/></text:p>
      <text:p text:style-name="Preformatted_20_Text"><text:s text:c="4"/>&lt;sound&gt;</text:p>
      <text:p text:style-name="Preformatted_20_Text"><text:s text:c="6"/>&lt;name&gt;ringout&lt;/name&gt;</text:p>
      <text:p text:style-name="Preformatted_20_Text"><text:s text:c="6"/>&lt;wav_file_name&gt;telephone_ringout.wav&lt;/wav_file_name&gt;</text:p>
      <text:p text:style-name="Preformatted_20_Text"><text:s text:c="6"/>&lt;attack_duration_time&gt;0.010000000&lt;/attack_duration_time&gt;</text:p>
      <text:p text:style-name="Preformatted_20_Text"><text:s text:c="6"/>&lt;attack_level&gt;1.00&lt;/attack_level&gt;</text:p>
      <text:p text:style-name="Preformatted_20_Text"><text:s text:c="6"/>&lt;decay_duration_time&gt;0.000000000&lt;/decay_duration_time&gt;</text:p>
      <text:p text:style-name="Preformatted_20_Text"><text:s text:c="6"/>&lt;sustain_level&gt;1.00&lt;/sustain_level&gt;</text:p>
      <text:p text:style-name="Preformatted_20_Text"><text:s text:c="6"/>&lt;release_start_time&gt;0.000000000&lt;/release_start_time&gt;</text:p>
      <text:p text:style-name="Preformatted_20_Text"><text:s text:c="6"/>&lt;release_duration_time&gt;∞&lt;/release_duration_time&gt;</text:p>
      <text:p text:style-name="Preformatted_20_Text"><text:s text:c="6"/>&lt;loop_from_time&gt;0.000000000&lt;/loop_from_time&gt;</text:p>
      <text:p text:style-name="Preformatted_20_Text"><text:s text:c="6"/>&lt;loop_to_time&gt;0.000000000&lt;/loop_to_time&gt;</text:p>
      <text:p text:style-name="Preformatted_20_Text"><text:s text:c="6"/>&lt;loop_limit&gt;0&lt;/loop_limit&gt;</text:p>
      <text:p text:style-name="Preformatted_20_Text"><text:s text:c="6"/>&lt;start_time&gt;0.000000000&lt;/start_time&gt;</text:p>
      <text:p text:style-name="Preformatted_20_Text"><text:s text:c="6"/>&lt;designer_volume_level&gt;1.00&lt;/designer_volume_level&gt;</text:p>
      <text:p text:style-name="Preformatted_20_Text"><text:s text:c="6"/>&lt;designer_pan&gt;0.00&lt;/designer_pan&gt;</text:p>
      <text:p text:style-name="Preformatted_20_Text"><text:s text:c="6"/>&lt;MIDI_program_number&gt;&lt;/MIDI_program_number&gt;</text:p>
      <text:p text:style-name="Preformatted_20_Text"><text:s text:c="6"/>&lt;MIDI_note_number&gt;&lt;/MIDI_note_number&gt;</text:p>
      <text:p text:style-name="Preformatted_20_Text"><text:s text:c="6"/>&lt;OSC_name&gt;&lt;/OSC_name&gt;</text:p>
      <text:p text:style-name="Preformatted_20_Text"><text:s text:c="6"/>&lt;function_key&gt;&lt;/function_key&gt;</text:p>
      <text:p text:style-name="Preformatted_20_Text"><text:s text:c="4"/>&lt;/sound&gt;</text:p>
      <text:p text:style-name="Preformatted_20_Text"/>
      <text:p text:style-name="Preformatted_20_Text"><text:s text:c="4"/>&lt;routing&gt;&lt;/routing&gt;</text:p>
      <text:p text:style-name="Preformatted_20_Text"><text:s text:c="2"/>&lt;/sounds&gt;</text:p>
      <text:p text:style-name="Preformatted_20_Text">&lt;/show_control&gt;</text:p>
      <text:p text:style-name="Preformatted_20_Text"/>
      <text:h text:style-name="P30" text:outline-level="1">Sound sequence</text:h>
      <text:p text:style-name="P7">The sound sequence container contains sequence items. <text:s/>Each sequence item describes a step in the handling of the sounds during a production. <text:s/>This amounts to a simple programming language. <text:s/>It does not have conditionals but it does have parallel flows of control. <text:s/>Each sequence item is a container with a name item and a type item. <text:s/>Which additional items it has depends on its type:</text:p>
      <text:h text:style-name="P31" text:outline-level="2"><text:soft-page-break/>Operator Wait</text:h>
      <text:p text:style-name="P7">The Operator Wait sequence item <text:span text:style-name="T11">causes the sequencer to wait until the operator presses his Play button. <text:s/>It </text:span>has these additional items</text:p>
      <text:list xml:id="list1168618702525760842" text:style-name="L6">
        <text:list-item>
          <text:p text:style-name="P20">text to display, shown to the sound effects operator when the sequencer is waiting for him to press his Play button</text:p>
        </text:list-item>
        <text:list-item>
          <text:p text:style-name="P20">next play, the name of the sequence item to execute when the operator presses his Play button</text:p>
        </text:list-item>
      </text:list>
      <text:h text:style-name="P31" text:outline-level="2">Start Sound</text:h>
      <text:p text:style-name="P7">The Start Sound sequence item <text:span text:style-name="T11">causes a sound to be played. <text:s/>It </text:span>has these additional items</text:p>
      <text:list xml:id="list4444417108230235260" text:style-name="L7">
        <text:list-item>
          <text:p text:style-name="P21">sound name, the name of the sound to start playing</text:p>
        </text:list-item>
        <text:list-item>
          <text:p text:style-name="P21"><text:span text:style-name="T11">program number, bank number and </text:span>cluster number, <text:span text:style-name="T11">specify </text:span>where to display the sound on the operator’s panel</text:p>
        </text:list-item>
        <text:list-item>
          <text:p text:style-name="P21">tag, a reference in case we wish to stop playing the sound in a later sequence item</text:p>
        </text:list-item>
        <text:list-item>
          <text:p text:style-name="P21">text to display, shown to the operator in the cluster</text:p>
        </text:list-item>
        <text:list-item>
          <text:p text:style-name="P21">importance, the progress of the most important sound playing is shown to the operator</text:p>
        </text:list-item>
        <text:list-item>
          <text:p text:style-name="P22">Q number, used for MIDI Show Control</text:p>
        </text:list-item>
        <text:list-item>
          <text:p text:style-name="P22">use external velocity, used for MIDI</text:p>
        </text:list-item>
        <text:list-item>
          <text:p text:style-name="P21">next starts, the sequence item to execute when the sound starts to play</text:p>
        </text:list-item>
        <text:list-item>
          <text:p text:style-name="P21">next release started, the sequence item to execute when the sound enters <text:span text:style-name="T10">the release stage of its amplitude envelope</text:span></text:p>
        </text:list-item>
        <text:list-item>
          <text:p text:style-name="P26">next completion, the sequence item to execute when the sound finishes playing but has not been told to stop</text:p>
        </text:list-item>
        <text:list-item>
          <text:p text:style-name="P26">next termination, the sequence item to execute when the sound finishes playing after having been told to stop</text:p>
        </text:list-item>
      </text:list>
      <text:h text:style-name="P32" text:outline-level="2">Wait</text:h>
      <text:p text:style-name="P8">The Wait sequence item <text:span text:style-name="T11">causes the sequencer to wait for a specified time. <text:s/>It </text:span>has these additional items</text:p>
      <text:list xml:id="list3550726736770465786" text:style-name="L8">
        <text:list-item>
          <text:p text:style-name="P27">time to wait, in seconds</text:p>
        </text:list-item>
      </text:list>
      <text:list xml:id="list842529617796712024" text:style-name="L9">
        <text:list-item>
          <text:p text:style-name="P28"><text:soft-page-break/>text to display, shown to the operator if this is the next wait to expire, and there is no Operator Wait in progress</text:p>
        </text:list-item>
        <text:list-item>
          <text:p text:style-name="P28">next completion, the sequence item to execute when the wait is over</text:p>
        </text:list-item>
      </text:list>
      <text:h text:style-name="P33" text:outline-level="2">Stop</text:h>
      <text:p text:style-name="P9">The Stop sequence item <text:span text:style-name="T11">is used to stop a playing sound. <text:s/>It </text:span>has <text:span text:style-name="T11">these additional items</text:span></text:p>
      <text:list xml:id="list5531608094532913770" text:style-name="L10">
        <text:list-item>
          <text:p text:style-name="P23">tag, the tag of the sounds to stop</text:p>
        </text:list-item>
        <text:list-item>
          <text:p text:style-name="P23">next, the name of the next sequence item to execute</text:p>
        </text:list-item>
      </text:list>
      <text:p text:style-name="P10">If several sounds have the same tag, all are stopped.</text:p>
      <text:h text:style-name="Heading_20_2" text:outline-level="2">Offer Sound</text:h>
      <text:p text:style-name="P9">The Offer Sound sequence item <text:span text:style-name="T11">is used to present a sound to the operator, so he can play it on demand. <text:s/>It </text:span>has these additional items</text:p>
      <text:list xml:id="list8268481674676755035" text:style-name="L11">
        <text:list-item>
          <text:p text:style-name="P24">The program number, bank number and cluster number on which to offer this sound</text:p>
        </text:list-item>
        <text:list-item>
          <text:p text:style-name="P24">The name of the sequence item to execute when the operator presses the Start button on that cluster</text:p>
        </text:list-item>
        <text:list-item>
          <text:p text:style-name="P24">The tag for this sound offering, used by Cease Offering Sound</text:p>
        </text:list-item>
        <text:list-item>
          <text:p text:style-name="P24">the MIDI program number and note number, used by an external sequencer sending MIDI messages,</text:p>
        </text:list-item>
        <text:list-item>
          <text:p text:style-name="P24">the OSC name, used by an external sequencer sending Open Sound Control messages</text:p>
        </text:list-item>
        <text:list-item>
          <text:p text:style-name="P24">the Q number, used by an external sequencer sending MIDI Show Control</text:p>
        </text:list-item>
        <text:list-item>
          <text:p text:style-name="P24">the macro number, used by an external sequencer sending MIDI Show Control</text:p>
        </text:list-item>
        <text:list-item>
          <text:p text:style-name="P24">the function key, used from a computer keyboard to start this sound</text:p>
        </text:list-item>
        <text:list-item>
          <text:p text:style-name="P24">the text to display to the operator in the cluster</text:p>
        </text:list-item>
        <text:list-item>
          <text:p text:style-name="P24">the name of the next sequence item to execute</text:p>
        </text:list-item>
      </text:list>
      <text:h text:style-name="Heading_20_2" text:outline-level="2">Cease Offering Sound</text:h>
      <text:p text:style-name="P10">The Cease Offering Sound sequence item is used to stop offering a sound. <text:s/>It has these additional items</text:p>
      <text:list xml:id="list1341914802389590512" text:style-name="L12">
        <text:list-item>
          <text:p text:style-name="P25"><text:soft-page-break/>tag, the tag on the Offer Sound sequence item to be stopped</text:p>
        </text:list-item>
        <text:list-item>
          <text:p text:style-name="P25">next, the sequence item to execute next</text:p>
        </text:list-item>
      </text:list>
      <text:p text:style-name="P8">Here is an example of a sound sequences container, in a separate file referenced from an equipment container.</text:p>
      <text:p text:style-name="Preformatted_20_Text">&lt;?xml version="1.0" encoding="utf-8"?&gt;</text:p>
      <text:p text:style-name="Preformatted_20_Text">&lt;show_control&gt;</text:p>
      <text:p text:style-name="Preformatted_20_Text"/>
      <text:p text:style-name="Preformatted_20_Text"><text:s text:c="2"/>&lt;!-- These sound sequence items are common to many shows. <text:s/>--&gt;</text:p>
      <text:p text:style-name="Preformatted_20_Text"><text:s text:c="2"/></text:p>
      <text:p text:style-name="Preformatted_20_Text"><text:s text:c="2"/>&lt;sound_sequence&gt;</text:p>
      <text:p text:style-name="Preformatted_20_Text"><text:s text:c="4"/>&lt;version&gt;1.0&lt;/version&gt;</text:p>
      <text:p text:style-name="Preformatted_20_Text"/>
      <text:p text:style-name="Preformatted_20_Text"><text:s text:c="4"/>&lt;sequence_item&gt;</text:p>
      <text:p text:style-name="Preformatted_20_Text"><text:s text:c="6"/>&lt;name&gt;telephone-ring&lt;/name&gt;</text:p>
      <text:p text:style-name="Preformatted_20_Text"><text:s text:c="6"/>&lt;type&gt;operator_wait&lt;/type&gt;</text:p>
      <text:p text:style-name="Preformatted_20_Text"><text:s text:c="6"/>&lt;text_to_display&gt;press play to make the telephone ring&lt;/text_to_display&gt;</text:p>
      <text:p text:style-name="Preformatted_20_Text"><text:s text:c="6"/>&lt;next_play&gt;telephone-ring-2&lt;/next_play&gt;</text:p>
      <text:p text:style-name="Preformatted_20_Text"><text:s text:c="4"/>&lt;/sequence_item&gt;</text:p>
      <text:p text:style-name="Preformatted_20_Text"><text:s text:c="4"/></text:p>
      <text:p text:style-name="Preformatted_20_Text"><text:s text:c="4"/>&lt;sequence_item&gt;</text:p>
      <text:p text:style-name="Preformatted_20_Text"><text:s text:c="6"/>&lt;name&gt;telephone-ring-2&lt;/name&gt;</text:p>
      <text:p text:style-name="Preformatted_20_Text"><text:s text:c="6"/>&lt;type&gt;start_sound&lt;/type&gt;</text:p>
      <text:p text:style-name="Preformatted_20_Text"><text:s text:c="6"/>&lt;sound_name&gt;ring&lt;/sound_name&gt;</text:p>
      <text:p text:style-name="Preformatted_20_Text"><text:s text:c="6"/>&lt;cluster_number&gt;0&lt;/cluster_number&gt;</text:p>
      <text:p text:style-name="Preformatted_20_Text"><text:s text:c="6"/>&lt;tag&gt;telephone-ring&lt;/tag&gt;</text:p>
      <text:p text:style-name="Preformatted_20_Text"><text:s text:c="6"/>&lt;text_to_display&gt;ding-a-ling&lt;/text_to_display&gt;</text:p>
      <text:p text:style-name="Preformatted_20_Text"><text:s text:c="6"/>&lt;importance&gt;2&lt;/importance&gt;</text:p>
      <text:p text:style-name="Preformatted_20_Text"><text:s text:c="6"/>&lt;next_starts&gt;telephone-ring-3&lt;/next_starts&gt;</text:p>
      <text:p text:style-name="Preformatted_20_Text"><text:s text:c="6"/>&lt;next_release_started&gt;telephone-ring-5&lt;/next_release_started&gt;</text:p>
      <text:p text:style-name="Preformatted_20_Text"><text:s text:c="6"/>&lt;next_termination&gt;telephone-ring-7&lt;/next_termination&gt;</text:p>
      <text:p text:style-name="Preformatted_20_Text"><text:s text:c="4"/>&lt;/sequence_item&gt;</text:p>
      <text:p text:style-name="Preformatted_20_Text"/>
      <text:p text:style-name="Preformatted_20_Text"><text:s text:c="4"/>&lt;sequence_item&gt;</text:p>
      <text:p text:style-name="Preformatted_20_Text"><text:s text:c="6"/>&lt;name&gt;telephone-ring-3&lt;/name&gt;</text:p>
      <text:p text:style-name="Preformatted_20_Text"><text:s text:c="6"/>&lt;type&gt;operator_wait&lt;/type&gt;</text:p>
      <text:p text:style-name="Preformatted_20_Text"><text:s text:c="6"/>&lt;text_to_display&gt;press play to stop the telephone from ringing&lt;/text_to_display&gt;</text:p>
      <text:p text:style-name="Preformatted_20_Text"><text:s text:c="6"/>&lt;next_play&gt;telephone-ring-4&lt;/next_play&gt;</text:p>
      <text:p text:style-name="Preformatted_20_Text"><text:s text:c="6"/>&lt;/sequence_item&gt;</text:p>
      <text:p text:style-name="Preformatted_20_Text"><text:s text:c="4"/></text:p>
      <text:p text:style-name="Preformatted_20_Text"><text:s text:c="4"/>&lt;sequence_item&gt;</text:p>
      <text:p text:style-name="Preformatted_20_Text"><text:s text:c="6"/>&lt;name&gt;telephone-ring-4&lt;/name&gt;</text:p>
      <text:p text:style-name="Preformatted_20_Text"><text:s text:c="6"/>&lt;type&gt;stop&lt;/type&gt;</text:p>
      <text:p text:style-name="Preformatted_20_Text"><text:s text:c="6"/>&lt;tag&gt;telephone-ring&lt;/tag&gt;</text:p>
      <text:p text:style-name="Preformatted_20_Text"><text:s text:c="4"/>&lt;/sequence_item&gt;</text:p>
      <text:p text:style-name="Preformatted_20_Text"/>
      <text:p text:style-name="Preformatted_20_Text"><text:s text:c="4"/>&lt;sequence_item&gt;</text:p>
      <text:p text:style-name="Preformatted_20_Text"><text:s text:c="6"/>&lt;name&gt;telephone-ring-5&lt;/name&gt;</text:p>
      <text:p text:style-name="Preformatted_20_Text"><text:s text:c="6"/>&lt;type&gt;start_sound&lt;/type&gt;</text:p>
      <text:p text:style-name="Preformatted_20_Text"><text:s text:c="6"/>&lt;sound_name&gt;ringout&lt;/sound_name&gt;</text:p>
      <text:p text:style-name="Preformatted_20_Text"><text:soft-page-break/><text:s text:c="6"/>&lt;cluster_number&gt;0&lt;/cluster_number&gt;</text:p>
      <text:p text:style-name="Preformatted_20_Text"><text:s text:c="6"/>&lt;tag&gt;telephone-ring&lt;/tag&gt;</text:p>
      <text:p text:style-name="Preformatted_20_Text"><text:s text:c="6"/>&lt;text_to_display&gt;ringout between rings&lt;/text_to_display&gt;</text:p>
      <text:p text:style-name="Preformatted_20_Text"><text:s text:c="6"/>&lt;importance&gt;2&lt;/importance&gt;</text:p>
      <text:p text:style-name="Preformatted_20_Text"><text:s text:c="6"/>&lt;next_completion&gt;telephone-ring-6&lt;/next_completion&gt;</text:p>
      <text:p text:style-name="Preformatted_20_Text"><text:s text:c="6"/>&lt;next_termination&gt;telephone-ring-8&lt;/next_termination&gt;</text:p>
      <text:p text:style-name="Preformatted_20_Text"><text:s text:c="4"/>&lt;/sequence_item&gt;</text:p>
      <text:p text:style-name="Preformatted_20_Text"><text:s text:c="4"/></text:p>
      <text:p text:style-name="Preformatted_20_Text"><text:s text:c="4"/>&lt;sequence_item&gt;</text:p>
      <text:p text:style-name="Preformatted_20_Text"><text:s text:c="6"/>&lt;name&gt;telephone-ring-6&lt;/name&gt;</text:p>
      <text:p text:style-name="Preformatted_20_Text"><text:s text:c="6"/>&lt;type&gt;start_sound&lt;/type&gt;</text:p>
      <text:p text:style-name="Preformatted_20_Text"><text:s text:c="6"/>&lt;sound_name&gt;ring&lt;/sound_name&gt;</text:p>
      <text:p text:style-name="Preformatted_20_Text"><text:s text:c="6"/>&lt;cluster_number&gt;0&lt;/cluster_number&gt;</text:p>
      <text:p text:style-name="Preformatted_20_Text"><text:s text:c="6"/>&lt;tag&gt;telephone-ring&lt;/tag&gt;</text:p>
      <text:p text:style-name="Preformatted_20_Text"><text:s text:c="6"/>&lt;text_to_display&gt;ding-a-ling&lt;/text_to_display&gt;</text:p>
      <text:p text:style-name="Preformatted_20_Text"><text:s text:c="6"/>&lt;importance&gt;2&lt;/importance&gt;</text:p>
      <text:p text:style-name="Preformatted_20_Text"><text:s text:c="6"/>&lt;next_release_started&gt;telephone-ring-5&lt;/next_release_started&gt;</text:p>
      <text:p text:style-name="Preformatted_20_Text"><text:s text:c="6"/>&lt;next_termination&gt;telephone-ring-7&lt;/next_termination&gt;</text:p>
      <text:p text:style-name="Preformatted_20_Text"><text:s text:c="4"/>&lt;/sequence_item&gt;</text:p>
      <text:p text:style-name="Preformatted_20_Text"/>
      <text:p text:style-name="Preformatted_20_Text"><text:s text:c="4"/>&lt;sequence_item&gt;</text:p>
      <text:p text:style-name="Preformatted_20_Text"><text:s text:c="6"/>&lt;name&gt;telephone-ring-7&lt;/name&gt;</text:p>
      <text:p text:style-name="Preformatted_20_Text"><text:s text:c="6"/>&lt;type&gt;start_sound&lt;/type&gt;</text:p>
      <text:p text:style-name="Preformatted_20_Text"><text:s text:c="6"/>&lt;sound_name&gt;ringout&lt;/sound_name&gt;</text:p>
      <text:p text:style-name="Preformatted_20_Text"><text:s text:c="6"/>&lt;cluster_number&gt;0&lt;/cluster_number&gt;</text:p>
      <text:p text:style-name="Preformatted_20_Text"><text:s text:c="6"/>&lt;tag&gt;telephone-ring&lt;/tag&gt;</text:p>
      <text:p text:style-name="Preformatted_20_Text"><text:s text:c="6"/>&lt;text_to_display&gt;ringout after last ring&lt;/text_to_display&gt;</text:p>
      <text:p text:style-name="Preformatted_20_Text"><text:s text:c="6"/>&lt;next_completion&gt;telephone-ring-8&lt;/next_completion&gt;</text:p>
      <text:p text:style-name="Preformatted_20_Text"><text:s text:c="6"/>&lt;importance&gt;2&lt;/importance&gt;</text:p>
      <text:p text:style-name="Preformatted_20_Text"><text:s text:c="4"/>&lt;/sequence_item&gt;</text:p>
      <text:p text:style-name="Preformatted_20_Text"/>
      <text:p text:style-name="Preformatted_20_Text"><text:s text:c="4"/>&lt;sequence_item&gt;</text:p>
      <text:p text:style-name="Preformatted_20_Text"><text:s text:c="6"/>&lt;name&gt;telephone-ring-8&lt;/name&gt;</text:p>
      <text:p text:style-name="Preformatted_20_Text"><text:s text:c="6"/>&lt;type&gt;wait&lt;/type&gt;</text:p>
      <text:p text:style-name="Preformatted_20_Text"><text:s text:c="6"/>&lt;time_to_wait&gt;1000000000&lt;/time_to_wait&gt;</text:p>
      <text:p text:style-name="Preformatted_20_Text"><text:s text:c="6"/>&lt;text_to_display&gt;wait for ringing to finish&lt;/text_to_display&gt;</text:p>
      <text:p text:style-name="Preformatted_20_Text"><text:s text:c="6"/>&lt;next_completion&gt;telephone-ring&lt;/next_completion&gt;</text:p>
      <text:p text:style-name="Preformatted_20_Text"><text:s text:c="4"/>&lt;/sequence_item&gt;</text:p>
      <text:p text:style-name="Preformatted_20_Text"><text:s text:c="4"/></text:p>
      <text:p text:style-name="Preformatted_20_Text"/>
      <text:p text:style-name="Preformatted_20_Text"><text:s text:c="2"/>&lt;/sound_sequence&gt;</text:p>
      <text:p text:style-name="Preformatted_20_Text">&lt;/show_control&gt;</text:p>
      <text:p text:style-name="Preformatted_20_Text"/>
      <text:p text:style-name="P11">There are some additional XML files in the ShowControl kit which can function as additional examples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24050" officeooo:paragraph-rsid="00224050"/>
    </style:style>
    <style:style style:name="MT1" style:family="text">
      <style:text-properties officeooo:rsid="0022405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howControl: The Project<text:tab/><text:tab/>November 9, 2016</text:p>
      </style:header>
      <style:footer>
        <text:p text:style-name="Footer"><text:tab/><text:span text:style-name="MT1">Page </text:span><text:page-number text:select-page="current">13</text:page-number> <text:span text:style-name="MT1">of </text:span>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0:14:56.062369345</meta:creation-date>
    <dc:date>2016-11-09T12:58:00.978268495</dc:date>
    <meta:editing-duration>PT38M57S</meta:editing-duration>
    <meta:editing-cycles>7</meta:editing-cycles>
    <meta:generator>LibreOffice/5.1.6.2.0$Linux_X86_64 LibreOffice_project/10$Build-2</meta:generator>
    <meta:document-statistic meta:table-count="0" meta:image-count="0" meta:object-count="0" meta:page-count="13" meta:paragraph-count="474" meta:word-count="3127" meta:character-count="24971" meta:non-whitespace-character-count="20671"/>
  </office:meta>
</office:document-meta>
</file>